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center" style:justify-single-word="false"/>
      <style:text-properties officeooo:paragraph-rsid="0006a5b2"/>
    </style:style>
    <style:style style:name="P2" style:family="paragraph" style:parent-style-name="Standard">
      <style:paragraph-properties style:line-height-at-least="0.503cm" fo:text-align="start" style:justify-single-word="false"/>
      <style:text-properties officeooo:rsid="0006a5b2" officeooo:paragraph-rsid="0006a5b2"/>
    </style:style>
    <style:style style:name="P3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06a5b2" officeooo:paragraph-rsid="0006a5b2" style:font-weight-asian="normal" style:font-weight-complex="normal"/>
    </style:style>
    <style:style style:name="P4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22b43" officeooo:paragraph-rsid="00122b43" style:font-weight-asian="normal" style:font-weight-complex="normal"/>
    </style:style>
    <style:style style:name="P5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22b43" officeooo:paragraph-rsid="0014911b" style:font-weight-asian="normal" style:font-weight-complex="normal"/>
    </style:style>
    <style:style style:name="P6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4911b" officeooo:paragraph-rsid="0014911b" style:font-weight-asian="normal" style:font-weight-complex="normal"/>
    </style:style>
    <style:style style:name="P7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5430b" officeooo:paragraph-rsid="0015430b" style:font-weight-asian="normal" style:font-weight-complex="normal"/>
    </style:style>
    <style:style style:name="P8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70358" officeooo:paragraph-rsid="00170358" style:font-weight-asian="normal" style:font-weight-complex="normal"/>
    </style:style>
    <style:style style:name="P9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88fc4" officeooo:paragraph-rsid="00188fc4" style:font-weight-asian="normal" style:font-weight-complex="normal"/>
    </style:style>
    <style:style style:name="P10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88fc4" officeooo:paragraph-rsid="001e3564" style:font-weight-asian="normal" style:font-weight-complex="normal"/>
    </style:style>
    <style:style style:name="P11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9c9f4" officeooo:paragraph-rsid="001e3564" style:font-weight-asian="normal" style:font-weight-complex="normal"/>
    </style:style>
    <style:style style:name="P12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e3564" officeooo:paragraph-rsid="001e3564" style:font-weight-asian="normal" style:font-weight-complex="normal"/>
    </style:style>
    <style:style style:name="P13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06a5b2" style:font-weight-asian="bold" style:font-weight-complex="bold"/>
    </style:style>
    <style:style style:name="P14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122b43" style:font-weight-asian="bold" style:font-weight-complex="bold"/>
    </style:style>
    <style:style style:name="P15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14911b" style:font-weight-asian="bold" style:font-weight-complex="bold"/>
    </style:style>
    <style:style style:name="P16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15430b" style:font-weight-asian="bold" style:font-weight-complex="bold"/>
    </style:style>
    <style:style style:name="P17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188fc4" style:font-weight-asian="bold" style:font-weight-complex="bold"/>
    </style:style>
    <style:style style:name="P18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06a5b2" officeooo:paragraph-rsid="001e3564" style:font-weight-asian="bold" style:font-weight-complex="bold"/>
    </style:style>
    <style:style style:name="P19" style:family="paragraph" style:parent-style-name="Standard">
      <style:paragraph-properties style:line-height-at-least="0.503cm" fo:text-align="start" style:justify-single-word="false"/>
      <style:text-properties style:text-underline-style="solid" style:text-underline-width="auto" style:text-underline-color="font-color" fo:font-weight="bold" officeooo:rsid="001e3564" officeooo:paragraph-rsid="001e3564" style:font-weight-asian="bold" style:font-weight-complex="bold"/>
    </style:style>
    <style:style style:name="P20" style:family="paragraph" style:parent-style-name="Standard">
      <style:paragraph-properties style:line-height-at-least="0.503cm" fo:text-align="start" style:justify-single-word="false"/>
      <style:text-properties fo:color="#839496" loext:opacity="100%" style:font-name="Droid Sans Mono" fo:font-size="10.5pt" fo:font-weight="normal" officeooo:rsid="001e3564" officeooo:paragraph-rsid="00188fc4" fo:background-color="#002b36"/>
    </style:style>
    <style:style style:name="P21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2pt" style:text-underline-style="none" fo:font-weight="normal" officeooo:rsid="001e3564" officeooo:paragraph-rsid="001e356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/>
      <style:text-properties fo:color="#000000" loext:opacity="100%" style:font-name="Liberation Serif" fo:font-size="12pt" fo:background-color="transparent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4" style:family="paragraph" style:parent-style-name="Standard">
      <style:paragraph-properties style:line-height-at-least="0.503cm" fo:text-align="start" style:justify-single-word="false"/>
      <style:text-properties style:text-underline-style="none" fo:font-weight="normal" officeooo:rsid="001e3564" officeooo:paragraph-rsid="001e3564" style:font-weight-asian="normal" style:font-weight-complex="normal"/>
    </style:style>
    <style:style style:name="P25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839496" loext:opacity="100%" style:font-name="Droid Sans Mono" fo:font-size="10.5pt" style:text-underline-style="none" fo:font-weight="normal" officeooo:rsid="0006a5b2" officeooo:paragraph-rsid="00223310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/>
      <style:text-properties fo:color="#839496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margin-top="0cm" fo:margin-bottom="0.499cm" style:contextual-spacing="false" style:line-height-at-least="0.503cm"/>
      <style:text-properties style:font-name="Liberation Serif" fo:font-size="12pt" fo:font-weight="normal" officeooo:paragraph-rsid="00223310" fo:background-color="#002b36" style:font-size-asian="12pt" style:font-size-complex="12pt"/>
    </style:style>
    <style:style style:name="P28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6a5b2" officeooo:paragraph-rsid="00223310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officeooo:rsid="0006a5b2"/>
    </style:style>
    <style:style style:name="T2" style:family="text">
      <style:text-properties fo:font-style="italic" officeooo:rsid="0006a5b2" style:font-style-asian="italic" style:font-style-complex="italic"/>
    </style:style>
    <style:style style:name="T3" style:family="text">
      <style:text-properties officeooo:rsid="00119b31"/>
    </style:style>
    <style:style style:name="T4" style:family="text">
      <style:text-properties officeooo:rsid="00122b43"/>
    </style:style>
    <style:style style:name="T5" style:family="text">
      <style:text-properties officeooo:rsid="0014911b"/>
    </style:style>
    <style:style style:name="T6" style:family="text">
      <style:text-properties officeooo:rsid="00188fc4"/>
    </style:style>
    <style:style style:name="T7" style:family="text">
      <style:text-properties officeooo:rsid="0019c9f4"/>
    </style:style>
    <style:style style:name="T8" style:family="text">
      <style:text-properties officeooo:rsid="001c80d1"/>
    </style:style>
    <style:style style:name="T9" style:family="text">
      <style:text-properties fo:color="#268bd2" loext:opacity="100%"/>
    </style:style>
    <style:style style:name="T10" style:family="text">
      <style:text-properties fo:color="#859900" loext:opacity="100%"/>
    </style:style>
    <style:style style:name="T11" style:family="text">
      <style:text-properties fo:color="#2aa198" loext:opacity="100%"/>
    </style:style>
    <style:style style:name="T12" style:family="text">
      <style:text-properties fo:color="#d33682" loext:opacity="100%"/>
    </style:style>
    <style:style style:name="T13" style:family="text">
      <style:text-properties officeooo:rsid="001e3564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70358" style:font-weight-asian="normal" style:font-weight-complex="normal"/>
    </style:style>
    <style:style style:name="T16" style:family="text">
      <style:text-properties style:text-underline-style="none" officeooo:rsid="0006a5b2" style:font-weight-asian="normal" style:font-weight-complex="normal"/>
    </style:style>
    <style:style style:name="T17" style:family="text">
      <style:text-properties style:text-underline-style="none" officeooo:rsid="0019c9f4" style:font-weight-asian="normal" style:font-weight-complex="normal"/>
    </style:style>
    <style:style style:name="T18" style:family="text">
      <style:text-properties officeooo:rsid="00170358"/>
    </style:style>
    <style:style style:name="T19" style:family="text">
      <style:text-properties fo:font-weight="bold"/>
    </style:style>
    <style:style style:name="T20" style:family="text">
      <style:text-properties style:text-underline-style="solid" style:text-underline-width="auto" style:text-underline-color="font-color" fo:font-weight="bold" officeooo:rsid="0006a5b2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9c9f4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06a5b2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officeooo:rsid="0019c9f4" style:font-weight-asian="normal" style:font-weight-complex="normal"/>
    </style:style>
    <style:style style:name="T24" style:family="text">
      <style:text-properties fo:color="#839496" loext:opacity="100%"/>
    </style:style>
    <style:style style:name="T25" style:family="text">
      <style:text-properties officeooo:rsid="00223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ie </text:span><text:span text:style-name="T3">4</text:span><text:span text:style-name="T1"> </text:span><text:span text:style-name="T3">Encore de la logique</text:span><text:span text:style-name="T1"> ( en</text:span><text:span text:style-name="T2"> javascript</text:span><text:span text:style-name="T1">)</text:span></text:p>
      <text:p text:style-name="P1"/>
      <text:p text:style-name="P2"/>
      <text:p text:style-name="P13">Exercices <text:span text:style-name="T3">4</text:span>.<text:span text:style-name="T7">2</text:span> :</text:p>
      <text:p text:style-name="P13"/>
      <text:p text:style-name="P3"/>
      <text:p text:style-name="P4">var h = window.prompt ( ‘Entrez les heures : ‘ ) ; </text:p>
      <text:p text:style-name="P4"/>
      <text:p text:style-name="P4">var m = window. (‘Entrez les minutes : ‘) ;</text:p>
      <text:p text:style-name="P4"/>
      <text:p text:style-name="P4">m = +m + 1 ;</text:p>
      <text:p text:style-name="P4"/>
      <text:p text:style-name="P4">if ( m == 60 ) { m = 0 ; h = +h + 1 } </text:p>
      <text:p text:style-name="P4"/>
      <text:p text:style-name="P4">if ( h == 24 ) { h = 0 ; }</text:p>
      <text:p text:style-name="P4"/>
      <text:p text:style-name="P4">document .write ( ‘ Dans une minutes il sera : ‘ , h , ‘heures ‘ , m , ‘minutes’) ;</text:p>
      <text:p text:style-name="P4"/>
      <text:p text:style-name="P4"/>
      <text:p text:style-name="P14">Exercices <text:span text:style-name="T3">4</text:span>.<text:span text:style-name="T7">3</text:span> :</text:p>
      <text:p text:style-name="P14"/>
      <text:p text:style-name="P5">var h = window.prompt ( ‘Entrez les heures : ‘ ) ; </text:p>
      <text:p text:style-name="P5"/>
      <text:p text:style-name="P5">var m = window. (‘Entrez les minutes : ‘) ;</text:p>
      <text:p text:style-name="P5"/>
      <text:p text:style-name="P6">var s = <text:span text:style-name="T4">window. (‘Entrez les </text:span>secondes<text:span text:style-name="T4"> : ‘) ;</text:span></text:p>
      <text:p text:style-name="P5"/>
      <text:p text:style-name="P6">s = +s + 1 ;</text:p>
      <text:p text:style-name="P6"/>
      <text:p text:style-name="P6">if ( s == 60 ) { s = 0 ; <text:span text:style-name="T4">m = +m + 1 </text:span>}</text:p>
      <text:p text:style-name="P5"/>
      <text:p text:style-name="P5">if ( m == 60 ) { m = 0 ; h = +h + 1 ; } </text:p>
      <text:p text:style-name="P5"/>
      <text:p text:style-name="P5">if ( h == 24 ) { h = 0 ; }</text:p>
      <text:p text:style-name="P5"/>
      <text:p text:style-name="P5">document .write ( ‘ Dans une minutes il sera : ‘ , h , ‘heures ‘ , m , ‘minutes’ , <text:span text:style-name="T5">s , ‘secondes’ </text:span>) ;</text:p>
      <text:p text:style-name="P5"/>
      <text:p text:style-name="P5"/>
      <text:p text:style-name="P15">Exercices <text:span text:style-name="T3">4</text:span>.<text:span text:style-name="T7">4</text:span> :</text:p>
      <text:p text:style-name="P15"/>
      <text:p text:style-name="P7">var n ,p </text:p>
      <text:p text:style-name="P7"/>
      <text:p text:style-name="P7">n = window.prompt (‘Nombre de photocopie : ‘ ) ;</text:p>
      <text:p text:style-name="P7"/>
      <text:p text:style-name="P7">if ( n&lt;= 10 ) { p = n * 0,1 ; }</text:p>
      <text:p text:style-name="P7"/>
      <text:p text:style-name="P7">else if ( n &lt;= 30 ) { p = n 0,1 + <text:s/>( n – 10 ) *0,09 ; }</text:p>
      <text:p text:style-name="P7"/>
      <text:p text:style-name="P7">else { p = 10 <text:s/>* <text:s/>0,1 + 20 * 0,09 + ( n – 30 ) *0,08 ; } ;</text:p>
      <text:p text:style-name="P7"/>
      <text:p text:style-name="P7">p = documentt .write (‘Le prix totale est : ‘ + p + ‘€’ ) ;</text:p>
      <text:p text:style-name="P16"><text:soft-page-break/>Exercices <text:span text:style-name="T3">4</text:span>.<text:span text:style-name="T7">5</text:span> :</text:p>
      <text:p text:style-name="P16"/>
      <text:p text:style-name="P8">var sex, age , c1 , <text:s/>c2</text:p>
      <text:p text:style-name="P8"/>
      <text:p text:style-name="P8">sex = window.prompt ( ‘ Entrez le sexe ( M/F) : ‘ ) ;</text:p>
      <text:p text:style-name="P8"/>
      <text:p text:style-name="P8">age = window.prompt ( ‘ Entrez l’age : ‘ ) ; </text:p>
      <text:p text:style-name="P8"/>
      <text:p text:style-name="P8">if ( <text:span text:style-name="T6">sex == ‘M’ &amp;&amp; age &gt; 20 )</text:span> { document.write ( ‘ Impos<text:span text:style-name="T8">a</text:span>ble’ ) }</text:p>
      <text:p text:style-name="P8"/>
      <text:p text:style-name="P8">else <text:span text:style-name="T6">if ( sex == ‘F’ &amp;&amp; age &gt; 18 &amp;&amp; age &lt; 35 )</text:span> { document ( ‘Imposable ‘) } ; <text:s text:c="2"/></text:p>
      <text:p text:style-name="P8"/>
      <text:p text:style-name="P9">else { document.writ<text:span text:style-name="T13">e</text:span> ( ‘Non imposable ‘ ) } ; </text:p>
      <text:p text:style-name="P9"/>
      <text:p text:style-name="P9"/>
      <text:p text:style-name="P17">Exercices <text:span text:style-name="T3">4</text:span>.<text:span text:style-name="T7">6</text:span> :</text:p>
      <text:p text:style-name="P20"/>
      <text:p text:style-name="P12">var , a , b , c , d </text:p>
      <text:p text:style-name="P10"/>
      <text:p text:style-name="P10"><text:span text:style-name="T13">a </text:span><text:span text:style-name="T18">= window.prompt </text:span><text:span text:style-name="T13">( ‘Entrez le score du candidat n°1 : ‘ ) ;</text:span></text:p>
      <text:p text:style-name="P11"/>
      <text:p text:style-name="P11"><text:span text:style-name="T13">b </text:span><text:span text:style-name="T18">= window.prompt </text:span><text:span text:style-name="T13">( ‘Entrez le score du candidat n°2 : ‘ ) ;</text:span></text:p>
      <text:p text:style-name="P12"/>
      <text:p text:style-name="P19"><text:span text:style-name="T14">c </text:span><text:span text:style-name="T15">= window.prompt </text:span><text:span text:style-name="T14">( ‘Entrez le score du candidat n°3 : ‘ ) ;</text:span></text:p>
      <text:p text:style-name="P12"/>
      <text:p text:style-name="P12">d <text:span text:style-name="T18">= window.prompt </text:span>( ‘Entrez le score du candidat n°4 : ‘ ) ;</text:p>
      <text:p text:style-name="P8"/>
      <text:p text:style-name="P12">if ( a &gt; 50 ) { document.write (‘Elu’)</text:p>
      <text:p text:style-name="P12"/>
      <text:p text:style-name="P12">else if ( a &lt; = 12,5 ) { document.write (‘Eliminer’) </text:p>
      <text:p text:style-name="P12"/>
      <text:p text:style-name="P12">else if ( a &gt; b || a &gt; c || a &gt; d ) {document.write (‘Ballotage favorable’)}</text:p>
      <text:p text:style-name="P12"/>
      <text:p text:style-name="P12">else if ( a &lt; b || a &lt; c || a &lt; d ) {document.write (‘Ballotage défavorable’)}</text:p>
      <text:p text:style-name="P12"/>
      <text:p text:style-name="P18">Exercices<text:span text:style-name="T7"> </text:span>4.7 :</text:p>
      <text:p text:style-name="P18"/>
      <text:p text:style-name="P21"><text:span text:style-name="T19">var</text:span> age , perm , acc , assurance </text:p>
      <text:p text:style-name="P22"/>
      <text:p text:style-name="P23"><text:span text:style-name="T19">var</text:span> age = window.prompt ("Entrez l'age : ");</text:p>
      <text:p text:style-name="P23"/>
      <text:p text:style-name="P23"><text:span text:style-name="T19">var</text:span> perm = window.prompt ("Entrez le nombre d'année de permis : ") ;</text:p>
      <text:p text:style-name="P23"/>
      <text:p text:style-name="P23"><text:span text:style-name="T19">var</text:span> acc = window.prompt ("Entrez le nombre d'accidents : ") ;</text:p>
      <text:p text:style-name="P23"/>
      <text:p text:style-name="P23"><text:span text:style-name="T19">var</text:span> fidelité = window.prompt("Entrée votre année dans la compagnie") ;</text:p>
      <text:p text:style-name="P23"/>
      <text:p text:style-name="P23">if (age &lt;= 25 &amp;&amp; perm &lt;= 2 &amp;&amp; acc == 0 ) { document.write (" rouge ")} </text:p>
      <text:p text:style-name="P23"/>
      <text:p text:style-name="P23">else if (age &lt;= 25 &amp;&amp; perm &gt;= 2 &amp;&amp; acc == 0 || age &gt;= 25 &amp;&amp; perm &lt;= 2 &amp;&amp; acc == 0 ) { document.write ("orange") } </text:p>
      <text:p text:style-name="P23"><text:soft-page-break/>else if (age &lt;= 25 &amp;&amp; perm &gt;= 2 &amp;&amp; acc == 0 || age &gt;= 25 &amp;&amp; perm &lt;=2 &amp;&amp; acc == 0 ) {document.write (" rouge ") }</text:p>
      <text:p text:style-name="P23"/>
      <text:p text:style-name="P23">else if (age &lt;= 25 &amp;&amp; perm &gt;= 2 &amp;&amp; acc &gt;= 1 || age &gt;= 25 &amp;&amp; perm &lt;= 2 &amp;&amp; acc &gt;=1 ) (document.write("refusé")) ;</text:p>
      <text:p text:style-name="P23"/>
      <text:p text:style-name="P23">else if (age &gt;=25 &amp;&amp; perm &gt;= 2 &amp;&amp; acc == 0 ) {document.write (" vert ")} </text:p>
      <text:p text:style-name="P23"/>
      <text:p text:style-name="P23">else if (age &gt;= 25 &amp;&amp; perm &gt;= 2 &amp;&amp; acc == 1 ) { document.write (" Orange ")}</text:p>
      <text:p text:style-name="P23"/>
      <text:p text:style-name="P23">else if (age &gt;= 25 &amp;&amp; perm &gt;= 2 &amp;&amp; acc == 2 ) {document.write (" Rouge")}</text:p>
      <text:p text:style-name="P23"/>
      <text:p text:style-name="P23">else if (age &gt;= 25 &amp;&amp; perm &gt;= 2 &amp;&amp; acc &lt;= 2 ) ( document.write (" Refusé "))</text:p>
      <text:p text:style-name="P23"/>
      <text:p text:style-name="P23">else if (fidélité &gt; 1 ) { document.write ("Bleu")} ;</text:p>
      <text:p text:style-name="P27"><text:span text:style-name="T24"><text:line-break/></text:span></text:p>
      <text:p text:style-name="P28">Exercices<text:span text:style-name="T7"> </text:span>4.<text:span text:style-name="T25">8</text:span> :</text:p>
      <text:p text:style-name="P25"><text:span text:style-name="T10">if</text:span> ( <text:span text:style-name="T9">mois</text:span> <text:span text:style-name="T10">&gt;=</text:span> <text:span text:style-name="T12">1</text:span> <text:span text:style-name="T10">&amp;&amp;</text:span> <text:span text:style-name="T9">mois</text:span> <text:span text:style-name="T10">&lt;=</text:span> <text:span text:style-name="T12">12</text:span> ) { </text:p>
      <text:p text:style-name="P26"><text:span text:style-name="T10">if</text:span> ( <text:span text:style-name="T9">mois</text:span> <text:span text:style-name="T10">===</text:span> <text:span text:style-name="T12">1</text:span> <text:span text:style-name="T10">||</text:span> <text:span text:style-name="T9">mois</text:span> <text:span text:style-name="T10">===</text:span> <text:span text:style-name="T12">3</text:span> <text:span text:style-name="T10">||</text:span> <text:span text:style-name="T9">mois</text:span> <text:span text:style-name="T10">===</text:span> <text:span text:style-name="T12">5</text:span> <text:span text:style-name="T10">||</text:span> <text:span text:style-name="T9">mois</text:span> <text:span text:style-name="T10">===</text:span> <text:span text:style-name="T12">7</text:span> <text:span text:style-name="T10">||</text:span> <text:span text:style-name="T9">mois</text:span> <text:span text:style-name="T10">===</text:span> <text:span text:style-name="T12">8</text:span> <text:span text:style-name="T10">||</text:span> <text:span text:style-name="T9">mois</text:span> <text:span text:style-name="T10">===</text:span> <text:span text:style-name="T12">10</text:span> <text:span text:style-name="T10">||</text:span> <text:span text:style-name="T9">mois</text:span> <text:span text:style-name="T10">===</text:span> <text:span text:style-name="T12">12</text:span> ){</text:p>
      <text:p text:style-name="P26"><text:span text:style-name="T10">if</text:span> ( <text:span text:style-name="T9">jour</text:span> <text:span text:style-name="T10">&gt;=</text:span> <text:span text:style-name="T12">1</text:span> <text:span text:style-name="T10">&amp;&amp;</text:span> <text:span text:style-name="T9">jour</text:span> <text:span text:style-name="T10">&lt;=</text:span> <text:span text:style-name="T12">31</text:span> ) {</text:p>
      <text:p text:style-name="P26"><text:span text:style-name="T9">document</text:span>.<text:span text:style-name="T9">write</text:span> ( <text:span text:style-name="T11">"Date valide "</text:span>);</text:p>
      <text:p text:style-name="P26">}</text:p>
      <text:p text:style-name="P26">} </text:p>
      <text:p text:style-name="P29"/>
      <text:p text:style-name="P26"><text:span text:style-name="T10">else</text:span> {</text:p>
      <text:p text:style-name="P26"><text:span text:style-name="T9">document</text:span>.<text:span text:style-name="T9">write</text:span>(<text:span text:style-name="T11">"Date non valde "</text:span>) ;</text:p>
      <text:p text:style-name="P26">}</text:p>
      <text:p text:style-name="P26">} </text:p>
      <text:p text:style-name="P26"><text:span text:style-name="T10">else</text:span> { <text:span text:style-name="T10">if</text:span> ( <text:span text:style-name="T9">mois</text:span> <text:span text:style-name="T10">===</text:span> <text:span text:style-name="T12">2</text:span> ) {</text:p>
      <text:p text:style-name="P26"><text:span text:style-name="T10">if</text:span> ( <text:span text:style-name="T9">jour</text:span> <text:span text:style-name="T10">&gt;=</text:span> <text:span text:style-name="T12">1</text:span> <text:span text:style-name="T10">&amp;&amp;</text:span> <text:span text:style-name="T9">jour</text:span> <text:span text:style-name="T10">&lt;=</text:span> <text:span text:style-name="T12">28</text:span> ){ </text:p>
      <text:p text:style-name="P26"><text:span text:style-name="T9">document</text:span>.<text:span text:style-name="T9">write</text:span> (<text:span text:style-name="T11">" Date valide"</text:span>) ; </text:p>
      <text:p text:style-name="P26">}</text:p>
      <text:p text:style-name="P26">}</text:p>
      <text:p text:style-name="P26"><text:span text:style-name="T10">else</text:span> {</text:p>
      <text:p text:style-name="P26"><text:span text:style-name="T10">if</text:span> ( <text:span text:style-name="T9">jour</text:span> <text:span text:style-name="T10">&gt;=</text:span> <text:span text:style-name="T12">1</text:span> <text:span text:style-name="T10">&amp;&amp;</text:span> <text:span text:style-name="T9">jour</text:span> <text:span text:style-name="T10">&lt;=</text:span> <text:span text:style-name="T12">30</text:span> ){</text:p>
      <text:p text:style-name="P26"><text:span text:style-name="T9">document</text:span>.<text:span text:style-name="T9">write</text:span> (<text:span text:style-name="T11">"Date vaide"</text:span>) ;</text:p>
      <text:p text:style-name="P26">}</text:p>
      <text:p text:style-name="P26"><text:span text:style-name="T10">else</text:span> {</text:p>
      <text:p text:style-name="P26"><text:span text:style-name="T9">document</text:span>.<text:span text:style-name="T9">write</text:span> (<text:span text:style-name="T11">"Date non valide"</text:span>) ;</text:p>
      <text:p text:style-name="P26">}</text:p>
      <text:p text:style-name="P26">}</text:p>
      <text:p text:style-name="P26">}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5:01:43.286376492</meta:creation-date>
    <dc:date>2023-07-26T09:10:03.949536100</dc:date>
    <meta:editing-duration>PT4H4M3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861" meta:character-count="3328" meta:non-whitespace-character-count="2520"/>
  </office:meta>
</office:document-meta>
</file>